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T13" style:parent-style-name="DefaultParagraphFont" style:family="text">
      <style:text-properties fo:language="fr" fo:country="FR"/>
    </style:style>
    <style:style style:name="T14" style:parent-style-name="Hyperlink" style:family="text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T17" style:parent-style-name="DefaultParagraphFont" style:family="text">
      <style:text-properties fo:language="fr" fo:country="FR"/>
    </style:style>
    <style:style style:name="T18" style:parent-style-name="Hyperlink" style:family="text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P23" style:parent-style-name="Normal" style:family="paragraph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Normal" style:family="paragraph">
      <style:text-properties fo:language="fr" fo:country="FR"/>
    </style:style>
    <style:style style:name="T26" style:parent-style-name="DefaultParagraphFont" style:family="text">
      <style:text-properties fo:language="fr" fo:country="FR"/>
    </style:style>
    <style:style style:name="T27" style:parent-style-name="Hyperlink" style:family="text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family="paragraph">
      <style:text-properties fo:language="fr" fo:country="FR"/>
    </style:style>
    <style:style style:name="TableColumn33" style:family="table-column">
      <style:table-column-properties style:column-width="1.8215in"/>
    </style:style>
    <style:style style:name="Table32" style:family="table">
      <style:table-properties style:width="1.8215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40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42" style:family="table-column">
      <style:table-column-properties style:column-width="4.0868in"/>
    </style:style>
    <style:style style:name="Table41" style:family="table">
      <style:table-properties style:width="4.0868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49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51" style:family="table-column">
      <style:table-column-properties style:column-width="3.4534in"/>
    </style:style>
    <style:style style:name="Table50" style:family="table">
      <style:table-properties style:width="3.4534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58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60" style:family="table-column">
      <style:table-column-properties style:column-width="1.4694in"/>
    </style:style>
    <style:style style:name="Table59" style:family="table">
      <style:table-properties style:width="1.4694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67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69" style:family="table-column">
      <style:table-column-properties style:column-width="1.5437in"/>
    </style:style>
    <style:style style:name="Table68" style:family="table">
      <style:table-properties style:width="1.5437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76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78" style:family="table-column">
      <style:table-column-properties style:column-width="1.7611in"/>
    </style:style>
    <style:style style:name="Table77" style:family="table">
      <style:table-properties style:width="1.7611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85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87" style:family="table-column">
      <style:table-column-properties style:column-width="0.0666in"/>
    </style:style>
    <style:style style:name="Table86" style:family="table">
      <style:table-properties style:width="0.0666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style:vertical-align="auto"/>
      <style:text-properties style:font-name="Times New Roman" style:font-name-asian="Times New Roman" fo:font-size="10pt" style:font-size-asian="10pt" style:font-size-complex="10pt" fo:language="fr" fo:country="FR" style:language-asian="fr" style:country-asian="FR" fo:hyphenate="true"/>
    </style:style>
    <style:style style:name="P94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96" style:family="table-column">
      <style:table-column-properties style:column-width="4.0868in"/>
    </style:style>
    <style:style style:name="Table95" style:family="table">
      <style:table-properties style:width="4.0868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103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05" style:family="table-column">
      <style:table-column-properties style:column-width="1.6916in"/>
    </style:style>
    <style:style style:name="Table104" style:family="table">
      <style:table-properties style:width="1.6916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112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14" style:family="table-column">
      <style:table-column-properties style:column-width="5.5986in"/>
    </style:style>
    <style:style style:name="Table113" style:family="table">
      <style:table-properties style:width="5.5986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21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23" style:family="table-column">
      <style:table-column-properties style:column-width="4.0868in"/>
    </style:style>
    <style:style style:name="Table122" style:family="table">
      <style:table-properties style:width="4.0868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130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32" style:family="table-column">
      <style:table-column-properties style:column-width="4.0548in"/>
    </style:style>
    <style:style style:name="Table131" style:family="table">
      <style:table-properties style:width="4.0548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39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style:language-asian="fr" style:country-asian="FR" fo:hyphenate="true"/>
    </style:style>
    <style:style style:name="TableColumn141" style:family="table-column">
      <style:table-column-properties style:column-width="0.0666in"/>
    </style:style>
    <style:style style:name="Table140" style:family="table">
      <style:table-properties style:width="0.0666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style:vertical-align="auto"/>
      <style:text-properties style:font-name="Times New Roman" style:font-name-asian="Times New Roman" fo:font-size="10pt" style:font-size-asian="10pt" style:font-size-complex="10pt" style:language-asian="fr" style:country-asian="FR" fo:hyphenate="true"/>
    </style:style>
    <style:style style:name="P148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50" style:family="table-column">
      <style:table-column-properties style:column-width="4.0868in"/>
    </style:style>
    <style:style style:name="Table149" style:family="table">
      <style:table-properties style:width="4.0868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157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59" style:family="table-column">
      <style:table-column-properties style:column-width="3.7986in"/>
    </style:style>
    <style:style style:name="Table158" style:family="table">
      <style:table-properties style:width="3.7986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66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68" style:family="table-column">
      <style:table-column-properties style:column-width="4.0868in"/>
    </style:style>
    <style:style style:name="Table167" style:family="table">
      <style:table-properties style:width="4.0868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175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77" style:family="table-column">
      <style:table-column-properties style:column-width="1.3729in"/>
    </style:style>
    <style:style style:name="Table176" style:family="table">
      <style:table-properties style:width="1.3729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184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186" style:family="table-column">
      <style:table-column-properties style:column-width="2.7979in"/>
    </style:style>
    <style:style style:name="Table185" style:family="table">
      <style:table-properties style:width="2.7979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193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style:language-asian="fr" style:country-asian="FR" fo:hyphenate="true"/>
    </style:style>
    <style:style style:name="TableColumn195" style:family="table-column">
      <style:table-column-properties style:column-width="0.0666in"/>
    </style:style>
    <style:style style:name="Table194" style:family="table">
      <style:table-properties style:width="0.0666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199" style:family="table-row">
      <style:table-row-properties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style:vertical-align="auto"/>
      <style:text-properties style:font-name="Times New Roman" style:font-name-asian="Times New Roman" fo:font-size="10pt" style:font-size-asian="10pt" style:font-size-complex="10pt" style:language-asian="fr" style:country-asian="FR" fo:hyphenate="true"/>
    </style:style>
    <style:style style:name="P202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204" style:family="table-column">
      <style:table-column-properties style:column-width="4.0868in"/>
    </style:style>
    <style:style style:name="Table203" style:family="table">
      <style:table-properties style:width="4.0868in" fo:margin-left="0in" table:align="left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211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213" style:family="table-column">
      <style:table-column-properties style:column-width="2.9763in"/>
    </style:style>
    <style:style style:name="Table212" style:family="table">
      <style:table-properties style:width="2.9763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217" style:family="table-row">
      <style:table-row-properties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220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222" style:family="table-column">
      <style:table-column-properties style:column-width="4.0868in"/>
    </style:style>
    <style:style style:name="Table221" style:family="table">
      <style:table-properties style:width="4.0868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P229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231" style:family="table-column">
      <style:table-column-properties style:column-width="3.9in"/>
    </style:style>
    <style:style style:name="Table230" style:family="table">
      <style:table-properties style:width="3.9in" fo:margin-left="0in" table:align="left"/>
    </style:style>
    <style:style style:name="TableRow232" style:family="table-row">
      <style:table-row-properties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P238" style:parent-style-name="Normal" style:family="paragraph">
      <style:paragraph-properties style:vertical-align="auto"/>
      <style:text-properties style:font-name="Times New Roman" style:font-name-asian="Times New Roman" text:display="none" fo:font-size="12pt" style:font-size-asian="12pt" style:font-size-complex="12pt" fo:language="fr" fo:country="FR" style:language-asian="fr" style:country-asian="FR" fo:hyphenate="true"/>
    </style:style>
    <style:style style:name="TableColumn240" style:family="table-column">
      <style:table-column-properties style:column-width="1.6034in"/>
    </style:style>
    <style:style style:name="Table239" style:family="table">
      <style:table-properties style:width="1.6034in" fo:margin-left="0in" table:align="left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244" style:family="table-row">
      <style:table-row-properties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style:vertical-align="auto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247" style:parent-style-name="DefaultParagraphFon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</office:automatic-styles>
  <office:body>
    <office:text text:use-soft-page-breaks="true">
      <text:p text:style-name="P1">API= object</text:p>
      <text:p text:style-name="P2">on “l’attrape” avec la function set up et on lui passe des méthodes</text:p>
      <text:p text:style-name="P3">puis on effectue des query (requetes)</text:p>
      <text:p text:style-name="P4"/>
      <text:p text:style-name="P5"/>
      <text:p text:style-name="Normal">from twitter_connection_setup import twitter_setup</text:p>
      <text:p text:style-name="Normal">def collect(query):</text:p>
      <text:p text:style-name="Normal"><text:tab/>api=twitter_setup()</text:p>
      <text:p text:style-name="Normal"><text:tab/>list=api.search(query,language="french",rpp=100)</text:p>
      <text:p text:style-name="Normal"><text:tab/>for tweet in list:</text:p>
      <text:p text:style-name="Normal"><text:tab/><text:tab/>print(tweet)</text:p>
      <text:p text:style-name="Normal"/>
      <text:p text:style-name="Normal">collect("unix")</text:p>
      <text:p text:style-name="Normal"/>
      <text:p text:style-name="Normal"/>
      <text:p text:style-name="Normal"/>
      <text:p text:style-name="Normal">tweeter object <text:s/><text:a xlink:href="https://developer.twitter.com/en/docs/tweets/data-dictionary/overview/tweet-object" office:target-frame-name="_top" xlink:show="replace"><text:span text:style-name="Hyperlink">https://developer.twitter.com/en/docs/tweets/data-dictionary/overview/tweet-object</text:span></text:a></text:p>
      <text:p text:style-name="Normal">tweeter search <text:s/><text:a xlink:href="https://developer.twitter.com/en/docs/tweets/search/api-reference/get-search-tweets.html" office:target-frame-name="_top" xlink:show="replace"><text:span text:style-name="Hyperlink">https://developer.twitter.com/en/docs/tweets/search/api-reference/get-search-tweets.html</text:span></text:a></text:p>
      <text:p text:style-name="Normal"/>
      <text:p text:style-name="P6">1)SEARCH</text:p>
      <text:p text:style-name="P7">s’en fou des majuscules</text:p>
      <text:p text:style-name="P8">"Emmanuel Macron"</text:p>
      <text:p text:style-name="P9">"Emmanuel and Macron"</text:p>
      <text:p text:style-name="P10">"Emmanuel AND Macron" <text:s text:c="3"/>les deux doivent être présent</text:p>
      <text:p text:style-name="P11">"Emmanuel OR Macron" <text:s text:c="5"/>un des deux doit présent</text:p>
      <text:p text:style-name="Normal">"Emmanuel -Macron"</text:p>
      <text:p text:style-name="Normal">"#EmmanuelMacron"</text:p>
      <text:p text:style-name="Normal">"@EmmanuelMacron"</text:p>
      <text:p text:style-name="Normal"/>
      <text:p text:style-name="Normal">2)USER</text:p>
      <text:p text:style-name="Normal">An easy way to find a single ID is to use one of the many conversion websites: search for ‘what is my twitter ID’.</text:p>
      <text:p text:style-name="P12">renvoie les n premiers tweets de @user_id</text:p>
      <text:p text:style-name="Normal"><text:span text:style-name="T13">user_timeline <text:s/></text:span><text:a xlink:href="https://developer.twitter.com/en/docs/tweets/timelines/api-reference/get-statuses-user_timeline.html" office:target-frame-name="_top" xlink:show="replace"><text:span text:style-name="T14">https://developer.twitter.com/en/docs/tweets/timelines/api-reference/get-statuses-user_timeline.html</text:span></text:a></text:p>
      <text:p text:style-name="P15"/>
      <text:p text:style-name="P16">3)STREAM<text:s/></text:p>
      <text:p text:style-name="Normal"><text:span text:style-name="T17">filtre<text:s/></text:span><text:a xlink:href="https://developer.twitter.com/en/docs/tweets/filter-realtime/api-reference/post-statuses-filter.html" office:target-frame-name="_top" xlink:show="replace"><text:span text:style-name="T18">https://developer.twitter.com/en/docs/tweets/filter-realtime/api-reference/post-statuses-filter.html</text:span></text:a></text:p>
      <text:p text:style-name="P19"/>
      <text:p text:style-name="P20">4)APP</text:p>
      <text:p text:style-name="P21">election, minimum deux candidats</text:p>
      <text:p text:style-name="P22">tweet moins 7 jours</text:p>
      <text:p text:style-name="P23">TOUT les tweets évoquants candidats sont sugnificatifs (candidats, partie, hastages asso,..) ssi pas auteurs</text:p>
      <text:p text:style-name="P24">regarder tweets et retweets candidats ou membres equipe</text:p>
      <text:p text:style-name="P25">capturer en temps réels ceux qui est dits</text:p>
      <text:soft-page-break/>
      <text:p text:style-name="Normal"><text:span text:style-name="T26">lire fichier<text:s/></text:span><text:a xlink:href="http://apprendre-python.com/page-lire-ecrire-creer-fichier-python" office:target-frame-name="_top" xlink:show="replace"><text:span text:style-name="T27">http://apprendre-python.com/page-lire-ecrire-creer-fichier-python</text:span></text:a></text:p>
      <text:p text:style-name="P28">ajouter fichier par fichier</text:p>
      <text:p text:style-name="P29"/>
      <text:p text:style-name="P30">reweet<text:s/>https://developer.twitter.com/en/docs/tweets/data-dictionary/overview/intro-to-tweet-json</text:p>
      <text:p text:style-name="P31"><text:s/></text:p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# create twitter API object</text:p>
          </table:table-cell>
        </table:table-row>
        <table:table-row table:style-name="TableRow37">
          <table:table-cell table:style-name="TableCell38">
            <text:p text:style-name="P39"/>
          </table:table-cell>
        </table:table-row>
      </table:table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#-----------------------------------------------------------------------</text:p>
          </table:table-cell>
        </table:table-row>
        <table:table-row table:style-name="TableRow46">
          <table:table-cell table:style-name="TableCell47">
            <text:p text:style-name="P48"/>
          </table:table-cell>
        </table:table-row>
      </table:table>
      <text:p text:style-name="P49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twitter = Twitter(auth = OAuth(config.access_key,</text:p>
          </table:table-cell>
        </table:table-row>
        <table:table-row table:style-name="TableRow55">
          <table:table-cell table:style-name="TableCell56">
            <text:p text:style-name="P57"/>
          </table:table-cell>
        </table:table-row>
      </table:table>
      <text:p text:style-name="P58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>config.access_secret,</text:p>
          </table:table-cell>
        </table:table-row>
        <table:table-row table:style-name="TableRow64">
          <table:table-cell table:style-name="TableCell65">
            <text:p text:style-name="P66"/>
          </table:table-cell>
        </table:table-row>
      </table:table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config.consumer_key,</text:p>
          </table:table-cell>
        </table:table-row>
        <table:table-row table:style-name="TableRow73">
          <table:table-cell table:style-name="TableCell74">
            <text:p text:style-name="P75"/>
          </table:table-cell>
        </table:table-row>
      </table:table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config.consumer_secret))</text:p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</table:table>
      <text:p text:style-name="P85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P99">#-----------------------------------------------------------------------</text:p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</table:table>
      <text:p text:style-name="P103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# perform a basic search<text:s/></text:p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</table:table>
      <text:p text:style-name="P112"/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# twitter API docs: https://dev.twitter.com/rest/reference/get/statuses/user_timeline</text:p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</table:table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#-----------------------------------------------------------------------</text:p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results = twitter.statuses.user_timeline(screen_name = user)</text:p>
          </table:table-cell>
        </table:table-row>
        <table:table-row table:style-name="TableRow136">
          <table:table-cell table:style-name="TableCell137">
            <text:p text:style-name="P138"/>
          </table:table-cell>
        </table:table-row>
      </table:table>
      <text:p text:style-name="P139"/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</table:table>
      <text:p text:style-name="P148"/>
      <table:table table:style-name="Table149">
        <table:table-columns>
          <table:table-column table:style-name="TableColumn150"/>
        </table:table-columns>
        <table:table-row table:style-name="TableRow151">
          <table:table-cell table:style-name="TableCell152">
            <text:p text:style-name="P153">#-----------------------------------------------------------------------</text:p>
          </table:table-cell>
        </table:table-row>
        <table:table-row table:style-name="TableRow154">
          <table:table-cell table:style-name="TableCell155">
            <text:p text:style-name="P156"/>
          </table:table-cell>
        </table:table-row>
      </table:table>
      <text:p text:style-name="P157"/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p text:style-name="P162"># loop through each of my statuses, and print its content</text:p>
          </table:table-cell>
        </table:table-row>
        <table:table-row table:style-name="TableRow163">
          <table:table-cell table:style-name="TableCell164">
            <text:p text:style-name="P165"/>
          </table:table-cell>
        </table:table-row>
      </table:table>
      <text:p text:style-name="P166"/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P171">#-----------------------------------------------------------------------</text:p>
          </table:table-cell>
        </table:table-row>
        <table:table-row table:style-name="TableRow172">
          <table:table-cell table:style-name="TableCell173">
            <text:p text:style-name="P174"/>
          </table:table-cell>
        </table:table-row>
      </table:table>
      <text:p text:style-name="P175"/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>for status in results:</text:p>
          </table:table-cell>
        </table:table-row>
        <table:table-row table:style-name="TableRow181">
          <table:table-cell table:style-name="TableCell182">
            <text:p text:style-name="P183"/>
          </table:table-cell>
        </table:table-row>
      </table:table>
      <text:p text:style-name="P184"/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>print("@%s %s" % (user, status["text"]))</text:p>
          </table:table-cell>
        </table:table-row>
        <table:table-row table:style-name="TableRow190">
          <table:table-cell table:style-name="TableCell191">
            <text:p text:style-name="P192"/>
          </table:table-cell>
        </table:table-row>
      </table:table>
      <text:p text:style-name="P193"/>
      <table:table table:style-name="Table194">
        <table:table-columns>
          <table:table-column table:style-name="TableColumn195"/>
        </table:table-columns>
        <table:table-row table:style-name="TableRow196"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</table:table-row>
      </table:table>
      <text:p text:style-name="P202"/>
      <table:table table:style-name="Table203">
        <table:table-columns>
          <table:table-column table:style-name="TableColumn204"/>
        </table:table-columns>
        <table:table-row table:style-name="TableRow205">
          <table:table-cell table:style-name="TableCell206">
            <text:p text:style-name="P207">#-----------------------------------------------------------------------</text:p>
          </table:table-cell>
        </table:table-row>
        <table:table-row table:style-name="TableRow208">
          <table:table-cell table:style-name="TableCell209">
            <text:p text:style-name="P210"/>
          </table:table-cell>
        </table:table-row>
      </table:table>
      <text:p text:style-name="P211"/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p text:style-name="P216"># do a new query: who has RT'd this tweet?</text:p>
          </table:table-cell>
        </table:table-row>
        <table:table-row table:style-name="TableRow217">
          <table:table-cell table:style-name="TableCell218">
            <text:p text:style-name="P219"/>
          </table:table-cell>
        </table:table-row>
      </table:table>
      <text:p text:style-name="P220"/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P225">#-----------------------------------------------------------------------</text:p>
          </table:table-cell>
        </table:table-row>
        <table:table-row table:style-name="TableRow226">
          <table:table-cell table:style-name="TableCell227">
            <text:p text:style-name="P228"/>
          </table:table-cell>
        </table:table-row>
      </table:table>
      <text:p text:style-name="P229"/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retweets = twitter.statuses.retweets._id(_id = status["id"])</text:p>
          </table:table-cell>
        </table:table-row>
        <table:table-row table:style-name="TableRow235">
          <table:table-cell table:style-name="TableCell236">
            <text:p text:style-name="P237"/>
          </table:table-cell>
        </table:table-row>
      </table:table>
      <text:p text:style-name="P238"/>
      <table:table table:style-name="Table239">
        <table:table-columns>
          <table:table-column table:style-name="TableColumn240"/>
        </table:table-columns>
        <table:table-row table:style-name="TableRow241">
          <table:table-cell table:style-name="TableCell242">
            <text:p text:style-name="P243">for retweet in retweets:</text:p>
          </table:table-cell>
        </table:table-row>
        <table:table-row table:style-name="TableRow244">
          <table:table-cell table:style-name="TableCell245">
            <text:p text:style-name="P246"/>
          </table:table-cell>
        </table:table-row>
      </table:table>
      <text:p text:style-name="Normal"><text:span text:style-name="T247">print(" - retweeted by %s" % (retweet["user"]["screen_name"])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TOC9" style:display-name="TOC 9" style:family="paragraph" style:parent-style-name="Normal" style:next-style-name="Normal" style:auto-update="true">
      <style:paragraph-properties fo:margin-bottom="0.0833in" fo:margin-left="1.2201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author" style:display-name="author" style:family="text" style:parent-style-name="DefaultParagraphFont"/>
    <style:style style:name="path-divider" style:display-name="path-divider" style:family="text" style:parent-style-name="DefaultParagraphFont"/>
    <style:style style:name="pl-c" style:display-name="pl-c" style:family="text" style:parent-style-name="DefaultParagraphFont"/>
    <style:style style:name="pl-k" style:display-name="pl-k" style:family="text" style:parent-style-name="DefaultParagraphFont"/>
    <style:style style:name="pl-v" style:display-name="pl-v" style:family="text" style:parent-style-name="DefaultParagraphFont"/>
    <style:style style:name="pl-c1" style:display-name="pl-c1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entine maris</meta:initial-creator>
    <dc:creator>Valentine Maris</dc:creator>
    <meta:creation-date>2018-11-14T09:29:00Z</meta:creation-date>
    <dc:date>2018-11-14T23:32:00Z</dc:date>
    <meta:template xlink:href="Single%20spaced%20(blank)" xlink:type="simple"/>
    <meta:editing-cycles>4</meta:editing-cycles>
    <meta:editing-duration>PT2628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2" meta:paragraph-count="6" meta:word-count="522" meta:character-count="3391" meta:row-count="23" meta:non-whitespace-character-count="2875"/>
  </office:meta>
</office:document-meta>
</file>